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4.2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9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order-bottom="0.74pt solid #000000" fo:background-color="#eeeeee" fo:border-left="none" fo:border-right="none" fo:border-top="none"/>
    </style:style>
    <style:style style:name="ce14" style:family="table-cell" style:parent-style-name="Default">
      <style:table-cell-properties fo:border-bottom="none" fo:background-color="#eeeee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ackground-color="#eeeee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ll Keys (15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7" office:value-type="string" calcext:value-type="string">
            <text:p>All Keys (15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# of Row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# of Column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.8" calcext:value-type="float">
            <text:p>-4.8</text:p>
          </table:table-cell>
          <table:table-cell office:value-type="string" calcext:value-type="string">
            <text:p>X offse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Y offset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5"/>
          <table:table-cell table:style-name="ce1" office:value-type="string" calcext:value-type="string">
            <text:p>x = 224 / (NUMBER_OF_COLS - 1) * COL_POSITION </text:p>
          </table:table-cell>
        </table:table-row>
        <table:table-row table:style-name="ro1">
          <table:table-cell/>
          <table:table-cell table:style-name="ce1"/>
          <table:table-cell/>
          <table:table-cell table:style-name="ce3" office:value-type="string" calcext:value-type="string" table:number-columns-spanned="3" table:number-rows-spanned="1">
            <text:p>col</text:p>
          </table:table-cell>
          <table:covered-table-cell table:number-columns-repeated="2"/>
          <table:table-cell/>
          <table:table-cell table:style-name="ce1" office:value-type="string" calcext:value-type="string">
            <text:p>y = <text:s/>64 / (NUMBER_OF_ROWS - 1) * ROW_POSITION </text:p>
          </table:table-cell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table:formula="of:=ROUND(224/([.$D$6]-1)*[.D$13])" office:value-type="float" office:value="0" calcext:value-type="float">
            <text:p>0</text:p>
          </table:table-cell>
          <table:table-cell table:formula="of:=ROUND(224/([.$D$6]-1)*[.E$13])" office:value-type="float" office:value="112" calcext:value-type="float">
            <text:p>112</text:p>
          </table:table-cell>
          <table:table-cell table:formula="of:=ROUND(224/([.$D$6]-1)*[.F$13]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Y</text:p>
          </table:table-cell>
          <table:covered-table-cell/>
          <table:table-cell table:formula="of:=ROUND(64/([.$D$5]-1)*[.$C14])" office:value-type="float" office:value="0" calcext:value-type="float">
            <text:p>0</text:p>
          </table:table-cell>
          <table:table-cell table:formula="of:=ROUND(64/([.$D$5]-1)*[.$C14])" office:value-type="float" office:value="0" calcext:value-type="float">
            <text:p>0</text:p>
          </table:table-cell>
          <table:table-cell table:formula="of:=ROUND(64/([.$D$5]-1)*[.$C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formula="of:=ROUND(224/([.$D$6]-1)*[.D$13])" office:value-type="float" office:value="0" calcext:value-type="float">
            <text:p>0</text:p>
          </table:table-cell>
          <table:table-cell table:formula="of:=ROUND(224/([.$D$6]-1)*[.E$13])" office:value-type="float" office:value="112" calcext:value-type="float">
            <text:p>112</text:p>
          </table:table-cell>
          <table:table-cell table:formula="of:=ROUND(224/([.$D$6]-1)*[.F$13]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table:formula="of:=ROUND(64/([.$D$5]-1)*[.$C16])" office:value-type="float" office:value="16" calcext:value-type="float">
            <text:p>16</text:p>
          </table:table-cell>
          <table:table-cell table:formula="of:=ROUND(64/([.$D$5]-1)*[.$C16])" office:value-type="float" office:value="16" calcext:value-type="float">
            <text:p>16</text:p>
          </table:table-cell>
          <table:table-cell table:formula="of:=ROUND(64/([.$D$5]-1)*[.$C16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2" calcext:value-type="float" table:number-columns-spanned="1" table:number-rows-spanned="2">
            <text:p>2</text:p>
          </table:table-cell>
          <table:table-cell table:formula="of:=ROUND(224/([.$D$6]-1)*[.D$13])" office:value-type="float" office:value="0" calcext:value-type="float">
            <text:p>0</text:p>
          </table:table-cell>
          <table:table-cell table:formula="of:=ROUND(224/([.$D$6]-1)*[.E$13])" office:value-type="float" office:value="112" calcext:value-type="float">
            <text:p>112</text:p>
          </table:table-cell>
          <table:table-cell table:formula="of:=ROUND(224/([.$D$6]-1)*[.F$13]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table:formula="of:=ROUND(64/([.$D$5]-1)*[.$C18])" office:value-type="float" office:value="32" calcext:value-type="float">
            <text:p>32</text:p>
          </table:table-cell>
          <table:table-cell table:formula="of:=ROUND(64/([.$D$5]-1)*[.$C18])" office:value-type="float" office:value="32" calcext:value-type="float">
            <text:p>32</text:p>
          </table:table-cell>
          <table:table-cell table:formula="of:=ROUND(64/([.$D$5]-1)*[.$C18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3" calcext:value-type="float" table:number-columns-spanned="1" table:number-rows-spanned="2">
            <text:p>3</text:p>
          </table:table-cell>
          <table:table-cell table:formula="of:=ROUND(224/([.$D$6]-1)*[.D$13])" office:value-type="float" office:value="0" calcext:value-type="float">
            <text:p>0</text:p>
          </table:table-cell>
          <table:table-cell table:formula="of:=ROUND(224/([.$D$6]-1)*[.E$13])" office:value-type="float" office:value="112" calcext:value-type="float">
            <text:p>112</text:p>
          </table:table-cell>
          <table:table-cell table:formula="of:=ROUND(224/([.$D$6]-1)*[.F$13]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table:formula="of:=ROUND(64/([.$D$5]-1)*[.$C20])" office:value-type="float" office:value="48" calcext:value-type="float">
            <text:p>48</text:p>
          </table:table-cell>
          <table:table-cell table:formula="of:=ROUND(64/([.$D$5]-1)*[.$C20])" office:value-type="float" office:value="48" calcext:value-type="float">
            <text:p>48</text:p>
          </table:table-cell>
          <table:table-cell table:formula="of:=ROUND(64/([.$D$5]-1)*[.$C20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formula="of:=ROUND(224/([.$D$6]-1)*[.D$13])" office:value-type="float" office:value="0" calcext:value-type="float">
            <text:p>0</text:p>
          </table:table-cell>
          <table:table-cell table:formula="of:=ROUND(224/([.$D$6]-1)*[.E$13])" office:value-type="float" office:value="112" calcext:value-type="float">
            <text:p>112</text:p>
          </table:table-cell>
          <table:table-cell table:formula="of:=ROUND(224/([.$D$6]-1)*[.F$13]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table:formula="of:=ROUND(64/([.$D$5]-1)*[.$C22])" office:value-type="float" office:value="64" calcext:value-type="float">
            <text:p>64</text:p>
          </table:table-cell>
          <table:table-cell table:formula="of:=ROUND(64/([.$D$5]-1)*[.$C22])" office:value-type="float" office:value="64" calcext:value-type="float">
            <text:p>64</text:p>
          </table:table-cell>
          <table:table-cell table:formula="of:=ROUND(64/([.$D$5]-1)*[.$C22])" office:value-type="float" office:value="64" calcext:value-type="float">
            <text:p>64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formula="of:=IF(ISBLANK([.D14])=0;&quot;{ &quot;&amp;[.D14]&amp;&quot;, &quot;&amp;[.D15]&amp;&quot; }, &quot;;&quot; &quot;)" office:value-type="string" office:string-value="{ 0, 0 }, " calcext:value-type="string">
            <text:p>{ 0, 0 }, </text:p>
          </table:table-cell>
          <table:table-cell table:formula="of:=IF(ISBLANK([.E14])=0;&quot;{ &quot;&amp;[.E14]&amp;&quot;, &quot;&amp;[.E15]&amp;&quot; }, &quot;;&quot; &quot;)" office:value-type="string" office:string-value="{ 112, 0 }, " calcext:value-type="string">
            <text:p>{ 112, 0 }, </text:p>
          </table:table-cell>
          <table:table-cell table:formula="of:=IF(ISBLANK([.F14])=0;&quot;{ &quot;&amp;[.F14]&amp;&quot;, &quot;&amp;[.F15]&amp;&quot; }, &quot;;&quot; &quot;)" office:value-type="string" office:string-value="{ 224, 0 }, " calcext:value-type="string">
            <text:p>{ 224, 0 }, 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IF(ISBLANK([.D16])=0;&quot;{ &quot;&amp;[.D16]&amp;&quot;, &quot;&amp;[.D17]&amp;&quot; }, &quot;;&quot; &quot;)" office:value-type="string" office:string-value="{ 0, 16 }, " calcext:value-type="string">
            <text:p>{ 0, 16 }, </text:p>
          </table:table-cell>
          <table:table-cell table:formula="of:=IF(ISBLANK([.E16])=0;&quot;{ &quot;&amp;[.E16]&amp;&quot;, &quot;&amp;[.E17]&amp;&quot; }, &quot;;&quot; &quot;)" office:value-type="string" office:string-value="{ 112, 16 }, " calcext:value-type="string">
            <text:p>{ 112, 16 }, </text:p>
          </table:table-cell>
          <table:table-cell table:formula="of:=IF(ISBLANK([.F16])=0;&quot;{ &quot;&amp;[.F16]&amp;&quot;, &quot;&amp;[.F17]&amp;&quot; }, &quot;;&quot; &quot;)" office:value-type="string" office:string-value="{ 224, 16 }, " calcext:value-type="string">
            <text:p>{ 224, 16 }, 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IF(ISBLANK([.D18])=0;&quot;{ &quot;&amp;[.D18]&amp;&quot;, &quot;&amp;[.D19]&amp;&quot; }, &quot;;&quot; &quot;)" office:value-type="string" office:string-value="{ 0, 32 }, " calcext:value-type="string">
            <text:p>{ 0, 32 }, </text:p>
          </table:table-cell>
          <table:table-cell table:formula="of:=IF(ISBLANK([.E18])=0;&quot;{ &quot;&amp;[.E18]&amp;&quot;, &quot;&amp;[.E19]&amp;&quot; }, &quot;;&quot; &quot;)" office:value-type="string" office:string-value="{ 112, 32 }, " calcext:value-type="string">
            <text:p>{ 112, 32 }, </text:p>
          </table:table-cell>
          <table:table-cell table:formula="of:=IF(ISBLANK([.F18])=0;&quot;{ &quot;&amp;[.F18]&amp;&quot;, &quot;&amp;[.F19]&amp;&quot; }, &quot;;&quot; &quot;)" office:value-type="string" office:string-value="{ 224, 32 }, " calcext:value-type="string">
            <text:p>{ 224, 32 }, 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IF(ISBLANK([.D20])=0;&quot;{ &quot;&amp;[.D20]&amp;&quot;, &quot;&amp;[.D21]&amp;&quot; }, &quot;;&quot; &quot;)" office:value-type="string" office:string-value="{ 0, 48 }, " calcext:value-type="string">
            <text:p>{ 0, 48 }, </text:p>
          </table:table-cell>
          <table:table-cell table:formula="of:=IF(ISBLANK([.E20])=0;&quot;{ &quot;&amp;[.E20]&amp;&quot;, &quot;&amp;[.E21]&amp;&quot; }, &quot;;&quot; &quot;)" office:value-type="string" office:string-value="{ 112, 48 }, " calcext:value-type="string">
            <text:p>{ 112, 48 }, </text:p>
          </table:table-cell>
          <table:table-cell table:formula="of:=IF(ISBLANK([.F20])=0;&quot;{ &quot;&amp;[.F20]&amp;&quot;, &quot;&amp;[.F21]&amp;&quot; }, &quot;;&quot; &quot;)" office:value-type="string" office:string-value="{ 224, 48 }, " calcext:value-type="string">
            <text:p>{ 224, 48 }, 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IF(ISBLANK([.D22])=0;&quot;{ &quot;&amp;[.D22]&amp;&quot;, &quot;&amp;[.D23]&amp;&quot; }, &quot;;&quot; &quot;)" office:value-type="string" office:string-value="{ 0, 64 }, " calcext:value-type="string">
            <text:p>{ 0, 64 }, </text:p>
          </table:table-cell>
          <table:table-cell table:formula="of:=IF(ISBLANK([.E22])=0;&quot;{ &quot;&amp;[.E22]&amp;&quot;, &quot;&amp;[.E23]&amp;&quot; }, &quot;;&quot; &quot;)" office:value-type="string" office:string-value="{ 112, 64 }, " calcext:value-type="string">
            <text:p>{ 112, 64 }, </text:p>
          </table:table-cell>
          <table:table-cell table:formula="of:=IF(ISBLANK([.F22])=0;&quot;{ &quot;&amp;[.F22]&amp;&quot;, &quot;&amp;[.F23]&amp;&quot; }, &quot;;&quot; &quot;)" office:value-type="string" office:string-value="{ 224, 64 }, " calcext:value-type="string">
            <text:p>{ 224, 64 }, 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formula="of:=[.F34] &amp; [.F32] &amp; [.F30] &amp; [.F28] &amp; [.E28]&amp; [.E30] &amp;[.E32] &amp; [.E34]&amp; [.D34] &amp; [.D32] &amp; [.D30] &amp; [.D28] &amp; [.D26] &amp; [.E26] &amp; [.F26]" office:value-type="string" office:string-value="{ 224, 64 }, { 224, 48 }, { 224, 32 }, { 224, 16 }, { 112, 16 }, { 112, 32 }, { 112, 48 }, { 112, 64 }, { 0, 64 }, { 0, 48 }, { 0, 32 }, { 0, 16 }, { 0, 0 }, { 112, 0 }, { 224, 0 }, " calcext:value-type="string">
            <text:p>{ 224, 64 }, { 224, 48 }, { 224, 32 }, { 224, 16 }, { 112, 16 }, { 112, 32 }, { 112, 48 }, { 112, 64 }, { 0, 64 }, { 0, 48 }, { 0, 32 }, { 0, 16 }, { 0, 0 }, { 112, 0 }, { 224, 0 }, </text:p>
          </table:table-cell>
        </table:table-row>
      </table:table>
      <table:table table:name="3x4 Knob and OL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7" office:value-type="string" calcext:value-type="string">
            <text:p>3x4 Knob and OL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# of Row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# of Column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4.8" calcext:value-type="float">
            <text:p>-4.8</text:p>
          </table:table-cell>
          <table:table-cell office:value-type="string" calcext:value-type="string">
            <text:p>X offse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Y offset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5"/>
          <table:table-cell table:style-name="ce1" office:value-type="string" calcext:value-type="string">
            <text:p>x = 224 / (NUMBER_OF_COLS - 1) * COL_POSITION </text:p>
          </table:table-cell>
        </table:table-row>
        <table:table-row table:style-name="ro1">
          <table:table-cell/>
          <table:table-cell table:style-name="ce1"/>
          <table:table-cell/>
          <table:table-cell table:style-name="ce3" office:value-type="string" calcext:value-type="string" table:number-columns-spanned="3" table:number-rows-spanned="1">
            <text:p>col</text:p>
          </table:table-cell>
          <table:covered-table-cell table:number-columns-repeated="2"/>
          <table:table-cell/>
          <table:table-cell table:style-name="ce1" office:value-type="string" calcext:value-type="string">
            <text:p>y = <text:s/>64 / (NUMBER_OF_ROWS - 1) * ROW_POSITION </text:p>
          </table:table-cell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table:formula="of:=ROUND(224/([.$D$6]-1)*[.D$13])" office:value-type="float" office:value="0" calcext:value-type="float">
            <text:p>0</text:p>
          </table:table-cell>
          <table:table-cell table:formula="of:=ROUND(224/([.$D$6]-1)*[.E$13])" office:value-type="float" office:value="112" calcext:value-type="float">
            <text:p>112</text:p>
          </table:table-cell>
          <table:table-cell table:formula="of:=ROUND(224/([.$D$6]-1)*[.F$13]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Y</text:p>
          </table:table-cell>
          <table:covered-table-cell/>
          <table:table-cell table:formula="of:=ROUND(64/([.$D$5]-1)*[.$C14])" office:value-type="float" office:value="0" calcext:value-type="float">
            <text:p>0</text:p>
          </table:table-cell>
          <table:table-cell table:formula="of:=ROUND(64/([.$D$5]-1)*[.$C14])" office:value-type="float" office:value="0" calcext:value-type="float">
            <text:p>0</text:p>
          </table:table-cell>
          <table:table-cell table:formula="of:=ROUND(64/([.$D$5]-1)*[.$C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formula="of:=ROUND(224/([.$D$6]-1)*[.D$13])" office:value-type="float" office:value="0" calcext:value-type="float">
            <text:p>0</text:p>
          </table:table-cell>
          <table:table-cell table:formula="of:=ROUND(224/([.$D$6]-1)*[.E$13])" office:value-type="float" office:value="112" calcext:value-type="float">
            <text:p>112</text:p>
          </table:table-cell>
          <table:table-cell table:formula="of:=ROUND(224/([.$D$6]-1)*[.F$13]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table:formula="of:=ROUND(64/([.$D$5]-1)*[.$C16])" office:value-type="float" office:value="21" calcext:value-type="float">
            <text:p>21</text:p>
          </table:table-cell>
          <table:table-cell table:formula="of:=ROUND(64/([.$D$5]-1)*[.$C16])" office:value-type="float" office:value="21" calcext:value-type="float">
            <text:p>21</text:p>
          </table:table-cell>
          <table:table-cell table:formula="of:=ROUND(64/([.$D$5]-1)*[.$C16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2" calcext:value-type="float" table:number-columns-spanned="1" table:number-rows-spanned="2">
            <text:p>2</text:p>
          </table:table-cell>
          <table:table-cell table:formula="of:=ROUND(224/([.$D$6]-1)*[.D$13])" office:value-type="float" office:value="0" calcext:value-type="float">
            <text:p>0</text:p>
          </table:table-cell>
          <table:table-cell table:formula="of:=ROUND(224/([.$D$6]-1)*[.E$13])" office:value-type="float" office:value="112" calcext:value-type="float">
            <text:p>112</text:p>
          </table:table-cell>
          <table:table-cell table:formula="of:=ROUND(224/([.$D$6]-1)*[.F$13]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table:formula="of:=ROUND(64/([.$D$5]-1)*[.$C18])" office:value-type="float" office:value="43" calcext:value-type="float">
            <text:p>43</text:p>
          </table:table-cell>
          <table:table-cell table:formula="of:=ROUND(64/([.$D$5]-1)*[.$C18])" office:value-type="float" office:value="43" calcext:value-type="float">
            <text:p>43</text:p>
          </table:table-cell>
          <table:table-cell table:formula="of:=ROUND(64/([.$D$5]-1)*[.$C18]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3" calcext:value-type="float" table:number-columns-spanned="1" table:number-rows-spanned="2">
            <text:p>3</text:p>
          </table:table-cell>
          <table:table-cell table:formula="of:=ROUND(224/([.$D$6]-1)*[.D$13])" office:value-type="float" office:value="0" calcext:value-type="float">
            <text:p>0</text:p>
          </table:table-cell>
          <table:table-cell table:formula="of:=ROUND(224/([.$D$6]-1)*[.E$13])" office:value-type="float" office:value="112" calcext:value-type="float">
            <text:p>112</text:p>
          </table:table-cell>
          <table:table-cell table:formula="of:=ROUND(224/([.$D$6]-1)*[.F$13])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table:formula="of:=ROUND(64/([.$D$5]-1)*[.$C20])" office:value-type="float" office:value="64" calcext:value-type="float">
            <text:p>64</text:p>
          </table:table-cell>
          <table:table-cell table:formula="of:=ROUND(64/([.$D$5]-1)*[.$C20])" office:value-type="float" office:value="64" calcext:value-type="float">
            <text:p>64</text:p>
          </table:table-cell>
          <table:table-cell table:formula="of:=ROUND(64/([.$D$5]-1)*[.$C20]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8"/>
          <table:table-cell table:style-name="ce11"/>
          <table:table-cell table:style-name="ce14"/>
          <table:table-cell table:number-columns-repeated="2"/>
        </table:table-row>
        <table:table-row table:style-name="ro1">
          <table:table-cell table:number-columns-repeated="3"/>
          <table:table-cell table:style-name="ce9"/>
          <table:table-cell table:style-name="ce12"/>
          <table:table-cell table:style-name="ce15"/>
          <table:table-cell table:number-columns-repeated="2"/>
        </table:table-row>
        <table:table-row table:style-name="ro1">
          <table:table-cell table:number-columns-repeated="3"/>
          <table:table-cell table:style-name="ce9" table:formula="of:=IF(ISBLANK([.D14])=0;&quot;{ &quot;&amp;[.D14]&amp;&quot;, &quot;&amp;[.D15]&amp;&quot; }, &quot;;&quot; &quot;)" office:value-type="string" office:string-value="{ 0, 0 }, " calcext:value-type="string">
            <text:p>{ 0, 0 }, </text:p>
          </table:table-cell>
          <table:table-cell table:style-name="ce12" table:formula="of:=IF(ISBLANK([.E14])=0;&quot;{ &quot;&amp;[.E14]&amp;&quot;, &quot;&amp;[.E15]&amp;&quot; }, &quot;;&quot; &quot;)" office:value-type="string" office:string-value="{ 112, 0 }, " calcext:value-type="string">
            <text:p>{ 112, 0 }, </text:p>
          </table:table-cell>
          <table:table-cell table:style-name="ce15" table:formula="of:=IF(ISBLANK([.F14])=0;&quot;{ &quot;&amp;[.F14]&amp;&quot;, &quot;&amp;[.F15]&amp;&quot; }, &quot;;&quot; &quot;)" office:value-type="string" office:string-value="{ 224, 0 }, " calcext:value-type="string">
            <text:p>{ 224, 0 },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/>
          <table:table-cell table:style-name="ce12"/>
          <table:table-cell table:style-name="ce15"/>
          <table:table-cell table:number-columns-repeated="2"/>
        </table:table-row>
        <table:table-row table:style-name="ro1">
          <table:table-cell table:number-columns-repeated="3"/>
          <table:table-cell table:style-name="ce9" table:formula="of:=IF(ISBLANK([.D16])=0;&quot;{ &quot;&amp;[.D16]&amp;&quot;, &quot;&amp;[.D17]&amp;&quot; }, &quot;;&quot; &quot;)" office:value-type="string" office:string-value="{ 0, 21 }, " calcext:value-type="string">
            <text:p>{ 0, 21 }, </text:p>
          </table:table-cell>
          <table:table-cell table:style-name="ce12" table:formula="of:=IF(ISBLANK([.E16])=0;&quot;{ &quot;&amp;[.E16]&amp;&quot;, &quot;&amp;[.E17]&amp;&quot; }, &quot;;&quot; &quot;)" office:value-type="string" office:string-value="{ 112, 21 }, " calcext:value-type="string">
            <text:p>{ 112, 21 }, </text:p>
          </table:table-cell>
          <table:table-cell table:style-name="ce15" table:formula="of:=IF(ISBLANK([.F16])=0;&quot;{ &quot;&amp;[.F16]&amp;&quot;, &quot;&amp;[.F17]&amp;&quot; }, &quot;;&quot; &quot;)" office:value-type="string" office:string-value="{ 224, 21 }, " calcext:value-type="string">
            <text:p>{ 224, 21 },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/>
          <table:table-cell table:style-name="ce12"/>
          <table:table-cell table:style-name="ce15"/>
          <table:table-cell table:number-columns-repeated="2"/>
        </table:table-row>
        <table:table-row table:style-name="ro1">
          <table:table-cell table:number-columns-repeated="3"/>
          <table:table-cell table:style-name="ce9" table:formula="of:=IF(ISBLANK([.D18])=0;&quot;{ &quot;&amp;[.D18]&amp;&quot;, &quot;&amp;[.D19]&amp;&quot; }, &quot;;&quot; &quot;)" office:value-type="string" office:string-value="{ 0, 43 }, " calcext:value-type="string">
            <text:p>{ 0, 43 }, </text:p>
          </table:table-cell>
          <table:table-cell table:style-name="ce12" table:formula="of:=IF(ISBLANK([.E18])=0;&quot;{ &quot;&amp;[.E18]&amp;&quot;, &quot;&amp;[.E19]&amp;&quot; }, &quot;;&quot; &quot;)" office:value-type="string" office:string-value="{ 112, 43 }, " calcext:value-type="string">
            <text:p>{ 112, 43 }, </text:p>
          </table:table-cell>
          <table:table-cell table:style-name="ce15" table:formula="of:=IF(ISBLANK([.F18])=0;&quot;{ &quot;&amp;[.F18]&amp;&quot;, &quot;&amp;[.F19]&amp;&quot; }, &quot;;&quot; &quot;)" office:value-type="string" office:string-value="{ 224, 43 }, " calcext:value-type="string">
            <text:p>{ 224, 43 },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/>
          <table:table-cell table:style-name="ce12"/>
          <table:table-cell table:style-name="ce15"/>
          <table:table-cell table:number-columns-repeated="2"/>
        </table:table-row>
        <table:table-row table:style-name="ro1">
          <table:table-cell table:number-columns-repeated="3"/>
          <table:table-cell table:style-name="ce10" table:formula="of:=IF(ISBLANK([.D20])=0;&quot;{ &quot;&amp;[.D20]&amp;&quot;, &quot;&amp;[.D21]&amp;&quot; }, &quot;;&quot; &quot;)" office:value-type="string" office:string-value="{ 0, 64 }, " calcext:value-type="string">
            <text:p>{ 0, 64 }, </text:p>
          </table:table-cell>
          <table:table-cell table:style-name="ce13" table:formula="of:=IF(ISBLANK([.E20])=0;&quot;{ &quot;&amp;[.E20]&amp;&quot;, &quot;&amp;[.E21]&amp;&quot; }, &quot;;&quot; &quot;)" office:value-type="string" office:string-value="{ 112, 64 }, " calcext:value-type="string">
            <text:p>{ 112, 64 }, </text:p>
          </table:table-cell>
          <table:table-cell table:style-name="ce16" table:formula="of:=IF(ISBLANK([.F20])=0;&quot;{ &quot;&amp;[.F20]&amp;&quot;, &quot;&amp;[.F21]&amp;&quot; }, &quot;;&quot; &quot;)" office:value-type="string" office:string-value="{ 224, 64 }, " calcext:value-type="string">
            <text:p>{ 224, 64 },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\------------------</text:p>
          </table:table-cell>
          <table:table-cell office:value-type="string" calcext:value-type="string">
            <text:p>---------------&gt;</text:p>
          </table:table-cell>
          <table:table-cell table:formula="of:=[.F34] &amp; [.F32] &amp; [.F30] &amp; [.F28] &amp; [.E28]&amp; [.E30] &amp;[.E32] &amp; [.E34]&amp; [.D34] &amp; [.D32] &amp; [.D30] &amp; [.D28]" office:value-type="string" office:string-value="{ 224, 64 }, { 224, 43 }, { 224, 21 }, { 224, 0 }, { 112, 0 }, { 112, 21 }, { 112, 43 }, { 112, 64 }, { 0, 64 }, { 0, 43 }, { 0, 21 }, { 0, 0 }, " calcext:value-type="string">
            <text:p>{ 224, 64 }, { 224, 43 }, { 224, 21 }, { 224, 0 }, { 112, 0 }, { 112, 21 }, { 112, 43 }, { 112, 64 }, { 0, 64 }, { 0, 43 }, { 0, 21 }, { 0, 0 }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7:45:22.5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5T23:49:22.090000000</meta:creation-date>
    <dc:date>2022-04-18T19:10:16.487000000</dc:date>
    <meta:editing-duration>PT14H7M34S</meta:editing-duration>
    <meta:editing-cycles>21</meta:editing-cycles>
    <meta:generator>LibreOffice/7.3.2.2$Windows_X86_64 LibreOffice_project/49f2b1bff42cfccbd8f788c8dc32c1c309559be0</meta:generator>
    <meta:document-statistic meta:table-count="2" meta:cell-count="133" meta:object-count="0"/>
  </office:meta>
</office:document-meta>
</file>